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A0000038516E8FE6EF8A99F46.png" manifest:media-type="image/png"/>
  <manifest:file-entry manifest:full-path="Pictures/1000000100000356000002BBD814AB0764CE9F08.png" manifest:media-type="image/png"/>
  <manifest:file-entry manifest:full-path="Pictures/100000010000069500000379A01844CFB974120E.png" manifest:media-type="image/png"/>
  <manifest:file-entry manifest:full-path="Pictures/100000010000032B00000314C1B89F662FAD58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normal" officeooo:rsid="0007084e" officeooo:paragraph-rsid="0007084e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07084e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2pt" style:text-underline-style="none" fo:font-weight="normal" officeooo:rsid="0007084e" officeooo:paragraph-rsid="0007084e" style:font-size-asian="10.5pt" style:font-weight-asian="normal" style:font-size-complex="12pt" style:font-weight-complex="normal"/>
    </style:style>
    <style:style style:name="T1" style:family="text">
      <style:text-properties fo:font-size="16pt" style:text-underline-style="solid" style:text-underline-width="auto" style:text-underline-color="font-color" fo:font-weight="bold" officeooo:rsid="0007084e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9"/><text:span text:style-name="T1">SUTOM (jeux)</text:span></text:p>
      <text:p text:style-name="P3"/>
      <text:p text:style-name="P1"/>
      <text:p text:style-name="P2">1 : Capture d’ecran du jeux</text:p>
      <text:p text:style-name="P2"><draw:frame draw:style-name="fr2" draw:name="Image4" text:anchor-type="char" svg:width="17cm" svg:height="16.159cm" draw:z-index="3"><draw:image xlink:href="Pictures/100000010000042A0000038516E8FE6EF8A99F4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2"><draw:frame draw:style-name="fr1" draw:name="Image1" text:anchor-type="char" svg:x="0cm" svg:y="3.595cm" svg:width="17cm" svg:height="10.643cm" draw:z-index="0"><draw:image xlink:href="Pictures/100000010000069500000379A01844CFB974120E.png" xlink:type="simple" xlink:show="embed" xlink:actuate="onLoad" draw:mime-type="image/png"/></draw:frame>2 :Capture d’ecran du code</text:p>
      <text:p text:style-name="Standard"><draw:frame draw:style-name="fr1" draw:name="Image2" text:anchor-type="char" svg:x="0cm" svg:y="-1.829cm" svg:width="17cm" svg:height="16.208cm" draw:z-index="1"><draw:image xlink:href="Pictures/100000010000032B00000314C1B89F662FAD5867.png" xlink:type="simple" xlink:show="embed" xlink:actuate="onLoad" draw:mime-type="image/png"/></draw:frame><draw:frame draw:style-name="fr1" draw:name="Image3" text:anchor-type="char" svg:x="0cm" svg:y="16.141cm" svg:width="17cm" svg:height="11.382cm" draw:z-index="2"><draw:image xlink:href="Pictures/1000000100000356000002BBD814AB0764CE9F0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5T09:05:10.752000000</meta:creation-date>
    <dc:date>2023-01-25T09:21:24.557000000</dc:date>
    <meta:editing-duration>PT16M1S</meta:editing-duration>
    <meta:editing-cycles>3</meta:editing-cycles>
    <meta:generator>LibreOffice/7.4.4.2$Windows_X86_64 LibreOffice_project/85569322deea74ec9134968a29af2df5663baa21</meta:generator>
    <meta:document-statistic meta:table-count="0" meta:image-count="4" meta:object-count="0" meta:page-count="3" meta:paragraph-count="3" meta:word-count="13" meta:character-count="124" meta:non-whitespace-character-count="55"/>
  </office:meta>
</office:document-meta>
</file>